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4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28cm" fo:min-width="5.2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7cm" svg:height="2.7cm" svg:x="4.3cm" svg:y="4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7.8cm" svg:y1="7.3cm" svg:x2="7.5cm" svg:y2="9.3cm" draw:start-shape="id1" draw:start-glue-point="8" draw:end-shape="id2" draw:end-glue-point="5" svg:d="M7800 7300v1001h-300v999" svg:viewBox="0 0 301 2001">
          <text:p/>
        </draw:connector>
        <draw:custom-shape draw:style-name="gr3" draw:text-style-name="P1" xml:id="id2" draw:id="id2" draw:layer="layout" svg:width="9.2cm" svg:height="3.3cm" svg:x="2.9cm" svg:y="9.3cm">
          <text:p text:style-name="P1">Pobierz b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9.2cm" svg:height="3.3cm" svg:x="3.5cm" svg:y="15.1cm">
          <text:p text:style-name="P1">Wyprowadź: 4 * b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9.2cm" svg:height="3.3cm" svg:x="3.4cm" svg:y="19.8cm">
          <text:p text:style-name="P1">Wyprowadź: bok * b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7cm" svg:height="2.7cm" svg:x="4.1cm" svg:y="24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6.35cm" svg:y1="12.6cm" svg:x2="8.1cm" svg:y2="15.1cm" draw:start-shape="id2" draw:start-glue-point="7" draw:end-shape="id3" draw:end-glue-point="5" svg:d="M6350 12600v1251h1750v1249" svg:viewBox="0 0 1751 2501">
          <text:p/>
        </draw:connector>
        <draw:connector draw:style-name="gr2" draw:text-style-name="P2" draw:layer="layout" svg:x1="6.95cm" svg:y1="18.4cm" svg:x2="8cm" svg:y2="19.8cm" draw:start-shape="id3" draw:start-glue-point="7" draw:end-shape="id4" svg:d="M6950 18400v701h1050v699" svg:viewBox="0 0 1051 1401">
          <text:p/>
        </draw:connector>
        <draw:connector draw:style-name="gr2" draw:text-style-name="P2" draw:layer="layout" svg:x1="6.85cm" svg:y1="23.1cm" svg:x2="7.6cm" svg:y2="24.7cm" draw:start-shape="id4" draw:start-glue-point="7" draw:end-shape="id5" draw:end-glue-point="4" svg:d="M6850 23100v801h750v799" svg:viewBox="0 0 751 1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09:06.091869120</meta:creation-date>
    <dc:date>2020-09-09T12:20:13.231025055</dc:date>
    <meta:editing-duration>PT57S</meta:editing-duration>
    <meta:editing-cycles>1</meta:editing-cycles>
    <meta:document-statistic meta:object-count="9"/>
    <meta:generator>LibreOffice/6.4.5.2$Linux_X86_64 LibreOffice_project/40$Build-2</meta:generator>
  </office:meta>
</office:document-meta>
</file>